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dium-content-title-font" svg:font-family="medium-content-title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  <style:text-properties fo:font-variant="normal" fo:text-transform="none" style:font-name="medium-content-title-font" fo:font-size="26.5499992370605pt" fo:letter-spacing="normal" fo:font-style="normal" fo:font-weight="normal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31107140178231305" text:style-name="Outline">
        <text:list-item>
          <text:h text:style-name="P3" text:outline-level="1"><text:bookmark text:name="4e63"/>Stateful Builder</text:h>
        </text:list-item>
      </text:list>
      <text:p text:style-name="Text_20_body"/>
      <text:list xml:id="list1644228062" text:continue-numbering="true" text:style-name="Outline"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/text:p>
      <text:p text:style-name="P1"/>
      <text:p text:style-name="P1">Fuente:<text:tab/><text:a xlink:type="simple" xlink:href="https://medium.com/flutter-community/stateful-widgets-be-gone-stateful-builder-a67f139725a0" text:style-name="Internet_20_link" text:visited-style-name="Visited_20_Internet_20_Link">stateFul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dium-content-title-font" svg:font-family="medium-content-title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2-20T11:40:56</meta:creation-date>
    <meta:editing-duration>PT1M35S</meta:editing-duration>
    <meta:generator>OpenOffice/4.1.6$Unix OpenOffice.org_project/416m1$Build-9790</meta:generator>
    <meta:initial-creator>Máximo Meza</meta:initial-creator>
    <dc:date>2019-02-20T11:42:29</dc:date>
    <dc:creator>Máximo Meza</dc:creator>
    <meta:document-statistic meta:table-count="0" meta:image-count="0" meta:object-count="0" meta:page-count="2" meta:paragraph-count="9" meta:word-count="17" meta:character-count="1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